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mark">
      <style:text-properties fo:color="#000000" style:font-name="Times New Roman" fo:font-size="14pt" style:font-size-asian="14pt" style:font-size-complex="14pt"/>
    </style:style>
    <style:style style:name="P2" style:family="paragraph" style:parent-style-name="mark">
      <style:text-properties style:font-name="Times New Roman" fo:font-size="14pt" style:font-size-asian="14pt" style:font-size-complex="14pt"/>
    </style:style>
    <style:style style:name="P3" style:family="paragraph" style:parent-style-name="mark">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bold" style:font-weight-asian="bold" style:font-weight-complex="bold"/>
    </style:style>
    <style:style style:name="T3" style:family="text">
      <style:text-properties fo:font-variant="normal" fo:text-transform="none" fo:letter-spacing="normal" fo:language="zxx" fo:country="none" fo:font-style="normal" fo:font-weight="normal" style:language-asian="zxx" style:country-asian="none" style:language-complex="zxx" style:country-complex="none"/>
    </style:style>
    <style:style style:name="T4" style:family="text">
      <style:text-properties fo:font-variant="normal" fo:text-transform="none" fo:letter-spacing="normal" fo:language="zxx" fo:country="none" fo:font-style="normal" fo:font-weight="bold" style:language-asian="zxx" style:country-asian="none" style:font-weight-asian="bold" style:language-complex="zxx" style:country-complex="none" style:font-weight-complex="bold"/>
    </style:style>
    <style:style style:name="T5" style:family="text">
      <style:text-properties fo:font-variant="normal" fo:text-transform="none" fo:color="#000000" style:font-name="Times New Roman" fo:font-size="14pt" fo:letter-spacing="normal" fo:language="zxx" fo:country="none" fo:font-style="normal" fo:font-weight="normal" style:font-size-asian="14pt" style:language-asian="zxx" style:country-asian="none" style:font-size-complex="14pt" style:language-complex="zxx" style:country-complex="none"/>
    </style:style>
    <style:style style:name="T6" style:family="text">
      <style:text-properties fo:font-variant="normal" fo:text-transform="none" fo:color="#000000" style:font-name="Times New Roman" fo:font-size="14pt" fo:letter-spacing="normal" fo:language="zxx" fo:country="none" fo:font-style="normal" fo:font-weight="bold" style:font-size-asian="14pt" style:language-asian="zxx" style:country-asian="none" style:font-size-complex="14pt" style:language-complex="zxx" style:country-complex="none"/>
    </style:style>
    <style:style style:name="T7" style:family="text">
      <style:text-properties fo:font-variant="normal" fo:text-transform="none" fo:color="#000000" style:font-name="Arial1" fo:font-size="14pt" fo:letter-spacing="normal" fo:language="zxx" fo:country="none" fo:font-style="normal" fo:font-weight="bold" style:language-asian="zxx" style:country-asian="none" style:font-weight-asian="bold" style:language-complex="zxx" style:country-complex="none" style:font-weight-complex="bold"/>
    </style:style>
    <style:style style:name="T8" style:family="text">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T9" style:family="text">
      <style:text-properties fo:font-variant="normal" fo:text-transform="none" fo:color="#000000" fo:letter-spacing="normal" fo:language="zxx" fo:country="none" fo:font-style="normal" fo:font-weight="bold" style:language-asian="zxx" style:country-asian="none" style:language-complex="zxx" style:country-complex="none"/>
    </style:style>
    <style:style style:name="T10" style:family="text">
      <style:text-properties fo:font-variant="normal" fo:text-transform="none" fo:color="#000000" fo:letter-spacing="normal" fo:language="zxx" fo:country="none" fo:font-style="normal" fo:font-weight="bold" style:language-asian="zxx" style:country-asian="none" style:font-weight-asian="bold" style:language-complex="zxx" style:country-complex="none" style:font-weight-complex="bol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bold" style:font-weight-asian="bold" style:font-weight-complex="bold"/>
    </style:style>
    <style:style style:name="T14" style:family="text">
      <style:text-properties fo:font-variant="normal" fo:text-transform="none" fo:color="#000000" fo:letter-spacing="normal" fo:font-style="italic" fo:font-weight="normal"/>
    </style:style>
    <style:style style:name="T15" style:family="text">
      <style:text-properties fo:color="#000000"/>
    </style:style>
    <style:style style:name="T16" style:family="text">
      <style:text-properties style:font-name="Times New Roman" fo:font-size="14pt" style:font-size-asian="14pt" style:font-size-complex="14pt"/>
    </style:style>
    <style:style style:name="T17" style:family="text">
      <style:text-properties fo:language="zxx" fo:country="none" fo:font-weight="bold" style:language-asian="zxx" style:country-asian="none" style:language-complex="zxx" style:country-complex="none"/>
    </style:style>
    <style:style style:name="T18" style:family="text">
      <style:text-properties fo:language="zxx" fo:country="none" style:language-asian="zxx" style:country-asian="none" style:language-complex="zxx" style:country-complex="none"/>
    </style:style>
    <style:style style:name="T19" style:family="text">
      <style:text-properties fo:font-weight="bold" style:font-weight-asian="bold" style:font-weight-complex="bold"/>
    </style:style>
    <style:style style:name="T20" style:family="text">
      <style:text-properties fo:font-size="32pt" fo:font-weight="bold" style:font-size-asian="32pt" style:font-weight-asian="bold" style:font-size-complex="3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2.1</text:span> Типи ядер.</text:p>
      <text:p text:style-name="P1"><text:span text:style-name="T3"><text:tab/></text:span><text:span text:style-name="T4">Монолітне</text:span><text:span text:style-name="T3">: </text:span><text:span text:style-name="T1">Всі модулі ядра працюють в адресному просторі ядра і можуть користуватися всіма функціями, що надаються ядром. Тому модульні ядра продовжують залишатися монолітними. Модульні ядра здійснюється на рівні бінарного образу</text:span><text:span text:style-name="T3">. При помилці в драйвері вилітають. Довго перекомпільовувати ( бо треба все). </text:span><text:span text:style-name="T4">UNIX, MS-DOS.</text:span></text:p>
      <text:p text:style-name="P1"><text:span text:style-name="T17"><text:tab/>Модульное ядро</text:span><text:span text:style-name="T18">— современная, усовершенствованная модификация архитектуры монолитных ядер операционных систем компьютеров. </text:span></text:p>
      <text:p text:style-name="P1">В отличие от «классических» монолитных ядер, считающихся ныне устаревшими, модульные ядра, как правило, не требуют полной перекомпиляции ядра при изменении состава аппаратного обеспечения компьютера. Вместо этого модульные ядра предоставляют тот или иной механизмподгрузкимодулей ядра. <text:span text:style-name="T4">Linux</text:span></text:p>
      <text:p text:style-name="P2"><text:span text:style-name="T15"><text:tab/></text:span><text:span text:style-name="T12">Микроядро </text:span><text:span text:style-name="T11">предоставляет только элементарные функции управления процессами и минимальный набор абстракций для работы с оборудованием.Большая часть работы осуществляется с помощью специальных пользовательских процессов, называемых </text:span><text:span text:style-name="T14">сервисами</text:span><text:span text:style-name="T11">. </text:span><text:span text:style-name="T13">MacOS X</text:span></text:p>
      <text:p text:style-name="P1"><text:span text:style-name="T3"><text:tab/></text:span><text:span text:style-name="T4">Экзоядро </text:span><text:span text:style-name="T3">— ядро операционной системы компьютеров, предоставляющее лишь функции для взаимодействия между процессами и безопасного выделения и освобождения ресурсов. </text:span><text:span text:style-name="T1">Экзо — приставка, обозначающая нечто внешнее, находящееся снаружи. </text:span><text:span text:style-name="T2">libOS</text:span></text:p>
      <text:p text:style-name="P2"><text:span text:style-name="T8"><text:tab/></text:span><text:span text:style-name="T9">Наноядро</text:span><text:span text:style-name="T8">— </text:span><text:span text:style-name="T8">архитектура ядра операционной системы компьютеров, в рамках которой крайне упрощённое иминималистичное</text:span><text:span text:style-name="T8">ядро выполняет лишь одну задачу — обработку аппаратных прерываний, генерируемых устройствами компьютера. После обработки прерываний от аппаратурынаноядро, в свою очередь, посылает информацию о результатах обработки (например, полученные с клавиатуры символы) вышележащему программному обеспечению при помощи того же механизма прерываний. </text:span></text:p>
      <text:p text:style-name="mark"><text:span text:style-name="T5"><text:tab/></text:span><text:span text:style-name="T6">Гибридное ядро</text:span><text:span text:style-name="T5">(англ.</text:span><text:span text:style-name="T16">Hybridkernel) — модифицированные микроядра (минимальная реализация основных функций ядра операционной системы компьютера), позволяющие для ускорения работы запускать «несущественные» части в пространстве ядра.</text:span><text:span text:style-name="T5"> </text:span><text:span text:style-name="T7">Windows</text:span><text:span text:style-name="T10"> </text:span><text:span text:style-name="T7">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mark" style:family="paragraph" style:parent-style-name="Standard" style:class="text">
      <style:paragraph-properties fo:text-align="justify" style:justify-single-word="false" style:shadow="none">
        <style:tab-stops/>
      </style:paragraph-properties>
      <style:text-properties fo:color="#000000" style:font-name="Times New Roman" fo:font-size="14pt" style:font-size-asian="14pt" style:font-size-complex="14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38in" fo:margin-bottom="0.3827in" fo:margin-left="0.4646in" fo:margin-right="0.417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5-07-09T19:41:26</meta:creation-date>
    <meta:generator>LibreOffice/3.5$Linux_X86_64 LibreOffice_project/350m1$Build-2</meta:generator>
    <dc:date>2015-07-10T01:17:33</dc:date>
    <dc:creator>mark </dc:creator>
    <meta:editing-duration>P0D</meta:editing-duration>
    <meta:editing-cycles>2</meta:editing-cycles>
    <meta:document-statistic meta:table-count="0" meta:image-count="0" meta:object-count="0" meta:page-count="1" meta:paragraph-count="8" meta:word-count="222" meta:character-count="1926" meta:non-whitespace-character-count="1704"/>
  </office:meta>
</office:document-meta>
</file>